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¡Bienvenidos y Bienvenidas a nuestro segundo desafío! </text:p>
      <text:p text:style-name="Standard"/>
      <text:p text:style-name="Standard">En este primer mes vamos a trabajar en un proyecto de **juego del ahorcado** para que pongas en práctica lo que aprendiste a lo largo de esta formación **Principiante en Programación**.</text:p>
      <text:p text:style-name="Standard"/>
      <text:p text:style-name="Standard">**Requisitos:**</text:p>
      <text:p text:style-name="P1">- Debe funcionar solo con letras mayúsculas;</text:p>
      <text:p text:style-name="P1">- No deben ser utilizadas letras con acentos ni caracteres especiales;</text:p>
      <text:p text:style-name="P1">- Al completar o dibujo de la horca, debe ser mostrado un mensaje "Fin del juego" en la pantalla;</text:p>
      <text:p text:style-name="P1">- Si se completa la palabra correcta antes de que se acaben los intentos, debe ser mostrado un mensaje de "Ganaste, Felicidades!" en la pantalla.</text:p>
      <text:p text:style-name="P1">- La página debe tener los guiones indicando cada letra da palabra, separados por un espacio;</text:p>
      <text:p text:style-name="P1">- Para comenzar el juego la página debe tener un botón de "Iniciar Juego";</text:p>
      <text:p text:style-name="P1">- No debe ser posible escribir números dentro del juego.</text:p>
      <text:p text:style-name="P1">- Las letras equivocadas deben aparecer en la pantalla, pero no pueden aparecer de forma repetida;</text:p>
      <text:p text:style-name="P1">- Las letras correctas deben aparecer en la pantalla encima de los guiones, en la posición correcta em relación a la palabra.</text:p>
      <text:p text:style-name="Standard"/>
      <text:p text:style-name="Standard">**Extras:**</text:p>
      <text:p text:style-name="Standard">- La página debe tener un campo para inserción de texto con la finalidad de adicionar nuevas palabras al juego, e un botón "Agregar palabra". </text:p>
      <text:p text:style-name="Standard"/>
      <text:p text:style-name="Standard">-----</text:p>
      <text:p text:style-name="Standard"/>
      <text:p text:style-name="Standard">Tenemos un periodo de tiempo de cuatro semanas para desarrollar el proyecto y vamos a trabajar con el sistema ágil de desarrollo, utilizando el Trello de la siguiente forma: </text:p>
      <text:p text:style-name="Standard"/>
      <text:p text:style-name="Standard">1. La columna **Listos para iniciar** presenta las tarjetas con elementos que aun no fueron desarrollados.</text:p>
      <text:p text:style-name="Standard">2. En la columna **En Desarrollo** estarán los elementos que estés desarrollando en el momento. Al iniciar una tarea, podrás mover la tarjeta que contiene dicha tarea para esta columna.</text:p>
      <text:p text:style-name="Standard">3. En la columna **Pausado** estarán los elementos que comenzaste a desarrollar, pero necesitaste parar por algún motivo.</text:p>
      <text:p text:style-name="Standard">4. Por fin, en la columna **Concluido** estarán los elementos ya concluidos.</text:p>
      <text:p text:style-name="Standard"/>
      <text:p text:style-name="Standard">El Trello es una herramienta de uso individual para que puedas controlar el progreso de tus actividades, pero no será evaluada.</text:p>
      <text:p text:style-name="Standard"/>
      <text:p text:style-name="Standard">Buen proyecto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9T23:15:35.391000000</dc:date>
    <meta:editing-duration>PT1H21M34S</meta:editing-duration>
    <meta:editing-cycles>1</meta:editing-cycles>
    <meta:document-statistic meta:table-count="0" meta:image-count="0" meta:object-count="0" meta:page-count="1" meta:paragraph-count="22" meta:word-count="334" meta:character-count="2017" meta:non-whitespace-character-count="1702"/>
    <meta:generator>LibreOffice/7.2.6.2$Windows_X86_64 LibreOffice_project/b0ec3a565991f7569a5a7f5d24fed7f52653d754</meta:generator>
  </office:meta>
</office:document-meta>
</file>